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visionHistory" style:family="table">
      <style:table-properties style:width="16.522cm" fo:margin-left="0cm" fo:margin-right="-0.012cm" fo:break-before="auto" fo:break-after="auto" table:align="margins" style:writing-mode="lr-tb"/>
    </style:style>
    <style:style style:name="RevisionHistory.A" style:family="table-column">
      <style:table-column-properties style:column-width="5.241cm" style:rel-column-width="20786*"/>
    </style:style>
    <style:style style:name="RevisionHistory.B" style:family="table-column">
      <style:table-column-properties style:column-width="5.269cm" style:rel-column-width="20898*"/>
    </style:style>
    <style:style style:name="RevisionHistory.C" style:family="table-column">
      <style:table-column-properties style:column-width="6.013cm" style:rel-column-width="23851*"/>
    </style:style>
    <style:style style:name="RevisionHistory.A1" style:family="table-cell">
      <style:table-cell-properties fo:padding="0.097cm" fo:border-left="0.002cm solid #000000" fo:border-right="none" fo:border-top="0.002cm solid #000000" fo:border-bottom="0.002cm solid #000000"/>
    </style:style>
    <style:style style:name="RevisionHistory.C1" style:family="table-cell">
      <style:table-cell-properties fo:padding="0.097cm" fo:border="0.002cm solid #000000"/>
    </style:style>
    <style:style style:name="RevisionHistory.A2" style:family="table-cell">
      <style:table-cell-properties fo:padding="0.097cm" fo:border-left="0.002cm solid #000000" fo:border-right="none" fo:border-top="none" fo:border-bottom="0.002cm solid #000000"/>
    </style:style>
    <style:style style:name="RevisionHistory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style:writing-mode="lr-tb"/>
    </style:style>
    <style:style style:name="P3" style:family="paragraph" style:parent-style-name="Heading_20_1" style:master-page-name="Standard">
      <style:paragraph-properties fo:line-height="115%" style:page-number="auto" fo:break-before="auto" fo:break-after="auto"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0"><text:bookmark text:name="h.4nll3x3nh65q"/>Revision History</text:h>
      <text:p text:style-name="P1"/>
      <table:table table:name="RevisionHistory" table:style-name="RevisionHistory">
        <table:table-column table:style-name="RevisionHistory.A"/>
        <table:table-column table:style-name="RevisionHistory.B"/>
        <table:table-column table:style-name="RevisionHistory.C"/>
        <table:table-header-rows>
          <table:table-row>
            <table:table-cell table:style-name="RevisionHistory.A1" office:value-type="string">
              <text:p text:style-name="Table_20_Heading">Date</text:p>
            </table:table-cell>
            <table:table-cell table:style-name="RevisionHistory.A1" office:value-type="string">
              <text:p text:style-name="Table_20_Heading">Primary Authors</text:p>
            </table:table-cell>
            <table:table-cell table:style-name="RevisionHistory.C1" office:value-type="string">
              <text:p text:style-name="Table_20_Heading">Comments</text:p>
            </table:table-cell>
          </table:table-row>
        </table:table-header-rows>
        <table:table-row>
          <table:table-cell table:style-name="RevisionHistory.A2" office:value-type="string">
            <text:p text:style-name="Table_20_Contents">Fri, 27 Sep 2013</text:p>
          </table:table-cell>
          <table:table-cell table:style-name="RevisionHistory.A2" office:value-type="string">
            <text:p text:style-name="Table_20_Contents">David Benn, Kristine Larsen</text:p>
          </table:table-cell>
          <table:table-cell table:style-name="RevisionHistory.C2" office:value-type="string">
            <text:p text:style-name="Table_20_Contents">Initial document release; for VStar 2.15.3.</text:p>
          </table:table-cell>
        </table:table-row>
        <table:table-row>
          <table:table-cell table:style-name="RevisionHistory.A2" office:value-type="string">
            <text:p text:style-name="Table_20_Contents">Sun, 29 Sep 2013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Resized context diagram.</text:p>
            <text:p text:style-name="Table_20_Contents">Added AAVSO logo to title page.</text:p>
            <text:p text:style-name="Table_20_Contents">Removed 2.15.3 from title page.</text:p>
          </table:table-cell>
        </table:table-row>
        <table:table-row>
          <table:table-cell table:style-name="RevisionHistory.A2" office:value-type="string">
            <text:p text:style-name="Table_20_Contents">Sat, 15 Mar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note about Excel model equation format.</text:p>
          </table:table-cell>
        </table:table-row>
        <table:table-row>
          <table:table-cell table:style-name="RevisionHistory.A2" office:value-type="string">
            <text:p text:style-name="Table_20_Contents">Fri, 9 May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Plugin-Manager material to Plug-ins section.</text:p>
          </table:table-cell>
        </table:table-row>
        <table:table-row>
          <table:table-cell table:style-name="RevisionHistory.A2" office:value-type="string">
            <text:p text:style-name="Table_20_Contents">Sun, 22 Jun 2014</text:p>
          </table:table-cell>
          <table:table-cell table:style-name="RevisionHistory.A2" office:value-type="string">
            <text:p text:style-name="Table_20_Contents">David Benn, Mike Simonsen</text:p>
          </table:table-cell>
          <table:table-cell table:style-name="RevisionHistory.C2" office:value-type="string">
            <text:p text:style-name="Table_20_Contents">Corrections and improvements from VStar CHOICE course, May 2014 course participants (Paul York and Brad Walter). </text:p>
            <text:p text:style-name="Table_20_Contents">Star naming section by Mike Simonsen.</text:p>
          </table:table-cell>
        </table:table-row>
        <table:table-row>
          <table:table-cell table:style-name="RevisionHistory.A2" office:value-type="string">
            <text:p text:style-name="Table_20_Contents">Thur, 17 Jul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URL request and non-AID load HJD conversion information to observation sources section.</text:p>
            <text:p text:style-name="Table_20_Contents">Changed Model Information dialog figures to show tabs.</text:p>
          </table:table-cell>
        </table:table-row>
        <table:table-row>
          <table:table-cell table:style-name="RevisionHistory.A2" office:value-type="string">
            <text:p text:style-name="Table_20_Contents">Fri, 8 Aug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itive load changes for 2.16.3.</text:p>
          </table:table-cell>
        </table:table-row>
        <table:table-row>
          <table:table-cell table:style-name="RevisionHistory.A2" office:value-type="string">
            <text:p text:style-name="Table_20_Contents">Wed, 24 Sep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Glossary updates.</text:p>
          </table:table-cell>
        </table:table-row>
        <table:table-row>
          <table:table-cell table:style-name="RevisionHistory.A2" office:value-type="string">
            <text:p text:style-name="Table_20_Contents">Thu, 18 Dec 2014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Scripting section update.</text:p>
          </table:table-cell>
        </table:table-row>
        <table:table-row>
          <table:table-cell table:style-name="RevisionHistory.A2" office:value-type="string">
            <text:p text:style-name="Table_20_Contents">Fri, 3 Jul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s for 2.16.8.</text:p>
          </table:table-cell>
        </table:table-row>
        <table:table-row>
          <table:table-cell table:style-name="RevisionHistory.A2" office:value-type="string">
            <text:p text:style-name="Table_20_Contents">Tue, 11 Aug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Added information about use of commas to observation source section.</text:p>
          </table:table-cell>
        </table:table-row>
        <table:table-row>
          <table:table-cell table:style-name="RevisionHistory.A2" office:value-type="string">
            <text:p text:style-name="Table_20_Contents">Sun, 6 Dec 2015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ug-in manager text and plug-in preferences section.</text:p>
          </table:table-cell>
        </table:table-row>
        <table:table-row>
          <table:table-cell table:style-name="RevisionHistory.A2" office:value-type="string">
            <text:p text:style-name="Table_20_Contents">Wed, 6 Jan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cripting section.</text:p>
          </table:table-cell>
        </table:table-row>
        <table:table-row>
          <table:table-cell table:style-name="RevisionHistory.A2" office:value-type="string">
            <text:p text:style-name="Table_20_Contents">Sat, 30 Apr 2016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 section for 2.17.0.</text:p>
          </table:table-cell>
        </table:table-row>
        <table:table-row>
          <table:table-cell table:style-name="RevisionHistory.A2" office:value-type="string">
            <text:p text:style-name="Table_20_Contents">Sat, 6 May 2017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plot control dialog, filters, and preferences sections for 2.19.0.</text:p>
          </table:table-cell>
        </table:table-row>
        <text:soft-page-break/>
        <table:table-row>
          <table:table-cell table:style-name="RevisionHistory.A2" office:value-type="string">
            <text:p text:style-name="Table_20_Contents">Wed, 24 May 2018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observation source, observation detail dialog, filters, and preferences sections, added log section for 2.20.0.</text:p>
          </table:table-cell>
        </table:table-row>
        <table:table-row>
          <table:table-cell table:style-name="RevisionHistory.A2" office:value-type="string">
            <text:p text:style-name="Table_20_Contents">Fri, 1 May 2020</text:p>
          </table:table-cell>
          <table:table-cell table:style-name="RevisionHistory.A2" office:value-type="string">
            <text:p text:style-name="Table_20_Contents">David Benn</text:p>
          </table:table-cell>
          <table:table-cell table:style-name="RevisionHistory.C2" office:value-type="string">
            <text:p text:style-name="Table_20_Contents">Updated sections: observation source, observation list search, information dialog, phase plot, period analysis, information dialog, plug-in preferences, time-frequency analysis, filtering observations, plot control, polynomial fit, references, glossary, and improved equation rendering for 2.21.0. Removed star naming section since AAVSO web resources available for thi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fo:line-height="115%" fo:break-before="auto" fo:break-after="auto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fo:line-height="115%" fo:break-before="auto" fo:break-after="auto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fo:line-height="115%" fo:break-before="auto" fo:break-after="auto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cm" fo:margin-bottom="0.353cm" fo:line-height="115%" fo:break-before="auto" fo:break-after="auto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Unix OpenOffice.org_project/417m1$Build-9800</meta:generator>
    <dc:title/>
    <meta:initial-creator/>
    <dc:creator>David Benn</dc:creator>
    <meta:editing-cycles>81</meta:editing-cycles>
    <dc:date>2020-05-01T22:24:53</dc:date>
    <meta:editing-duration>PT18H57M3S</meta:editing-duration>
    <meta:document-statistic meta:table-count="1" meta:image-count="0" meta:object-count="0" meta:page-count="2" meta:paragraph-count="60" meta:word-count="298" meta:character-count="1892"/>
  </office:meta>
</office:document-meta>
</file>